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M ThiruValluvar1" svg:font-family="'TAM ThiruValluvar'" style:font-charset="x-symbol"/>
    <style:font-face style:name="SILDoulos IPA93" svg:font-family="'SILDoulos IPA93'" style:font-pitch="variable" style:font-charset="x-symbol"/>
    <style:font-face style:name="SILSophia IPA93" svg:font-family="'SILSophia IPA93'" style:font-pitch="variable" style:font-charset="x-symbol"/>
    <style:font-face style:name="TAM ThiruValluvar" svg:font-family="'TAM ThiruValluvar'" style:font-pitch="variable" style:font-charset="x-symbol"/>
    <style:font-face style:name="Mangal1" svg:font-family="Mangal"/>
    <style:font-face style:name="Latha" svg:font-family="Lath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5.9299in" table:align="center" style:writing-mode="lr-tb"/>
    </style:style>
    <style:style style:name="Table2.A" style:family="table-column">
      <style:table-column-properties style:column-width="1.3326in"/>
    </style:style>
    <style:style style:name="Table2.B" style:family="table-column">
      <style:table-column-properties style:column-width="0.6472in"/>
    </style:style>
    <style:style style:name="Table2.C" style:family="table-column">
      <style:table-column-properties style:column-width="0.7576in"/>
    </style:style>
    <style:style style:name="Table2.D" style:family="table-column">
      <style:table-column-properties style:column-width="0.8306in"/>
    </style:style>
    <style:style style:name="Table2.E" style:family="table-column">
      <style:table-column-properties style:column-width="1.0681in"/>
    </style:style>
    <style:style style:name="Table2.F" style:family="table-column">
      <style:table-column-properties style:column-width="0.6792in"/>
    </style:style>
    <style:style style:name="Table2.G" style:family="table-column">
      <style:table-column-properties style:column-width="0.6146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G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5229in" style:keep-together="true" fo:keep-together="auto"/>
    </style:style>
    <style:style style:name="Table2.3" style:family="table-row">
      <style:table-row-properties style:min-row-height="0.5132in" style:keep-together="true" fo:keep-together="auto"/>
    </style:style>
    <style:style style:name="P1" style:family="paragraph" style:parent-style-name="Table_20_Normal1">
      <style:paragraph-properties style:snap-to-layout-grid="false"/>
    </style:style>
    <style:style style:name="P2" style:family="paragraph" style:parent-style-name="Table_20_Normal1">
      <style:paragraph-properties style:snap-to-layout-grid="false"/>
      <style:text-properties style:font-name="SILDoulos IPA93"/>
    </style:style>
    <style:style style:name="P3" style:family="paragraph" style:parent-style-name="Table_20_Normal1">
      <style:paragraph-properties style:snap-to-layout-grid="false"/>
      <style:text-properties style:font-name="SILSophia IPA93"/>
    </style:style>
    <style:style style:name="P4" style:family="paragraph" style:parent-style-name="Table_20_Normal1">
      <style:paragraph-properties style:snap-to-layout-grid="false"/>
      <style:text-properties style:font-name="SILSophia IPA93" style:font-name-complex="Latha" style:language-complex="ta" style:country-complex="IN"/>
    </style:style>
    <style:style style:name="P5" style:family="paragraph" style:parent-style-name="Table_20_Normal1">
      <style:paragraph-properties style:snap-to-layout-grid="false"/>
      <style:text-properties style:font-name="TAM ThiruValluvar" style:font-name-complex="Latha" style:language-complex="ta" style:country-complex="IN"/>
    </style:style>
    <style:style style:name="P6" style:family="paragraph" style:parent-style-name="Text_20_body_20_indent">
      <style:paragraph-properties fo:margin-left="0in" fo:margin-right="0in" fo:text-indent="0in" style:auto-text-indent="false">
        <style:tab-stops>
          <style:tab-stop style:position="0.9846in" style:type="char" style:char="."/>
          <style:tab-stop style:position="3.15in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style:font-name="SILDoulos IPA93"/>
    </style:style>
    <style:style style:name="T3" style:family="text">
      <style:text-properties style:font-name="SILDoulos IPA93" fo:language="en" fo:country="GB"/>
    </style:style>
    <style:style style:name="T4" style:family="text">
      <style:text-properties style:font-name="SILDoulos IPA93" style:font-name-complex="Latha" style:language-complex="ta" style:country-complex="IN"/>
    </style:style>
    <style:style style:name="T5" style:family="text">
      <style:text-properties style:font-name="SILDoulos IPA93" fo:font-size="12pt" style:font-size-asian="12pt" style:font-name-complex="SILSophia IPA93" style:font-size-complex="12pt" style:language-complex="ta" style:country-complex="IN"/>
    </style:style>
    <style:style style:name="T6" style:family="text">
      <style:text-properties style:font-name="SILSophia IPA93"/>
    </style:style>
    <style:style style:name="T7" style:family="text">
      <style:text-properties style:font-name="SILSophia IPA93" fo:language="en" fo:country="GB"/>
    </style:style>
    <style:style style:name="T8" style:family="text">
      <style:text-properties style:font-name="SILSophia IPA93" style:font-name-complex="Latha" style:language-complex="ta" style:country-complex="IN"/>
    </style:style>
    <style:style style:name="T9" style:family="text">
      <style:text-properties style:font-name="SILSophia IPA93" style:language-complex="ta" style:country-complex="IN"/>
    </style:style>
    <style:style style:name="T10" style:family="text">
      <style:text-properties style:font-name="TAM ThiruValluvar"/>
    </style:style>
    <style:style style:name="T11" style:family="text">
      <style:text-properties style:font-name="TAM ThiruValluvar" style:font-name-complex="Latha" style:language-complex="ta" style:country-complex="IN"/>
    </style:style>
    <style:style style:name="T12" style:family="text">
      <style:text-properties style:font-name="TAM ThiruValluvar" style:language-complex="ta" style:country-complex="IN"/>
    </style:style>
    <style:style style:name="T13" style:family="text">
      <style:text-properties style:font-name="TAM ThiruValluvar" fo:language="en" fo:country="US" style:language-complex="ta" style:country-complex="IN"/>
    </style:style>
    <style:style style:name="T14" style:family="text">
      <style:text-properties style:font-name="TAM ThiruValluvar1" fo:font-size="12pt"/>
    </style:style>
    <style:style style:name="T15" style:family="text">
      <style:text-properties style:font-name="TAM ThiruValluvar1" fo:font-size="12pt" style:font-name-complex="Latha" style:language-complex="ta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\tx \mb" text:name="LTc_SFM_Markers"/>
        <text:user-field-decl office:value-type="string" office:string-value="SIL IPA93&lt;&gt;UNICODE" text:name="LTc_ConverterName"/>
        <text:user-field-decl office:value-type="string" office:string-value="1" text:name="LTc_ConvDirectionFw"/>
        <text:user-field-decl office:value-type="string" office:string-value="0" text:name="LTc_ConvNormalize"/>
        <text:user-field-decl office:value-type="string" office:string-value="Font" text:name="LTc_WhichScope"/>
        <text:user-field-decl office:value-type="string" office:string-value="FontOnly" text:name="LTc_WhichTarget"/>
        <text:user-field-decl office:value-type="string" office:string-value="Doulos SIL" text:name="LTc_TargetFontName"/>
        <text:user-field-decl office:value-type="string" office:string-value="0.0" text:name="LTc_TargetFontSize"/>
        <text:user-field-decl office:value-type="string" office:string-value="" text:name="LTc_ScopeParaStyle"/>
        <text:user-field-decl office:value-type="string" office:string-value="" text:name="LTc_ScopeCharStyle"/>
        <text:user-field-decl office:value-type="string" office:string-value="SILDoulos IPA93" text:name="LTc_ScopeFont"/>
        <text:user-field-decl office:value-type="string" office:string-value="" text:name="LTc_TargetParaStyle"/>
        <text:user-field-decl office:value-type="string" office:string-value="" text:name="LTc_TargetCharStyle"/>
      </text:user-field-decls>
      <text:p text:style-name="Standard">phrases from:</text:p>
      <text:p text:style-name="P6"><text:span text:style-name="T1"><text:tab/>b. </text:span><text:span text:style-name="T3"></text:span><text:span text:style-name="T7"></text:span><text:span text:style-name="T1"> <text:tab/>“The boy studied”</text:span></text:p>
      <text:p text:style-name="P6"><text:span text:style-name="T1"><text:tab/>b. </text:span><text:span text:style-name="T3"></text:span><text:span text:style-name="T1"> <text:s/><text:tab/>“Someone read the lesson”</text:span></text:p>
      <text:p text:style-name="P6"><text:span text:style-name="T1"><text:tab/>b. </text:span><text:span text:style-name="T3"></text:span><text:span text:style-name="T1"><text:tab/>“Someone read with the glasses”<text:tab/>and</text:span></text:p>
      <text:p text:style-name="P6"><text:span text:style-name="T1"><text:tab/>b. </text:span><text:span text:style-name="T3"></text:span><text:span text:style-name="T1"><text:tab/>“Someone read in the school”</text:span></text:p>
      <text:p text:style-name="Text_20_body_20_indent">respectively.</text:p>
      <text:p text:style-name="Text_20_body_20_indent"/>
      <text:p text:style-name="Text_20_body_20_indent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Labial</text:p>
          </table:table-cell>
          <table:table-cell table:style-name="Table2.A1" office:value-type="string">
            <text:p text:style-name="P1">Dental </text:p>
          </table:table-cell>
          <table:table-cell table:style-name="Table2.A1" office:value-type="string">
            <text:p text:style-name="P1">Alveolar</text:p>
          </table:table-cell>
          <table:table-cell table:style-name="Table2.A1" office:value-type="string">
            <text:p text:style-name="P1">Retroflexed</text:p>
          </table:table-cell>
          <table:table-cell table:style-name="Table2.A1" office:value-type="string">
            <text:p text:style-name="P1">Palatal</text:p>
          </table:table-cell>
          <table:table-cell table:style-name="Table2.G1" office:value-type="string">
            <text:p text:style-name="P1">Velar</text:p>
          </table:table-cell>
        </table:table-row>
        <table:table-row table:style-name="Table2.2">
          <table:table-cell table:style-name="Table2.A1" office:value-type="string">
            <text:p text:style-name="P1">Stops and Affricates</text:p>
          </table:table-cell>
          <table:table-cell table:style-name="Table2.A1" office:value-type="string">
            <text:p text:style-name="P1"><text:span text:style-name="T2"></text:span><text:span text:style-name="T4"></text:span><text:span text:style-name="T8"></text:span><text:span text:style-name="T11">ப்</text:span></text:p>
          </table:table-cell>
          <table:table-cell table:style-name="Table2.A1" office:value-type="string">
            <text:p text:style-name="P1"><text:span text:style-name="T2"></text:span><text:span text:style-name="T4"></text:span><text:span text:style-name="T8"></text:span><text:span text:style-name="T11">த்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2"></text:span><text:span text:style-name="T8"></text:span><text:span text:style-name="T11">ட்</text:span></text:p>
          </table:table-cell>
          <table:table-cell table:style-name="Table2.A1" office:value-type="string">
            <text:p text:style-name="P1"><text:span text:style-name="T2"></text:span><text:span text:style-name="T8"></text:span><text:span text:style-name="T11">ச்</text:span></text:p>
            <text:p text:style-name="Table_20_Normal1"><text:span text:style-name="T8"></text:span><text:span text:style-name="T11">ஜ்</text:span></text:p>
          </table:table-cell>
          <table:table-cell table:style-name="Table2.G1" office:value-type="string">
            <text:p text:style-name="P1"><text:span text:style-name="T2"></text:span><text:span text:style-name="T8"></text:span><text:span text:style-name="T11">க்</text:span></text:p>
          </table:table-cell>
        </table:table-row>
        <table:table-row table:style-name="Table2.3">
          <table:table-cell table:style-name="Table2.A1" office:value-type="string">
            <text:p text:style-name="P1">Nasals</text:p>
          </table:table-cell>
          <table:table-cell table:style-name="Table2.A1" office:value-type="string">
            <text:p text:style-name="P1"><text:span text:style-name="T2"></text:span><text:span text:style-name="T8"></text:span><text:span text:style-name="T11">ம்</text:span></text:p>
          </table:table-cell>
          <table:table-cell table:style-name="Table2.A1" office:value-type="string">
            <text:p text:style-name="P1"><text:span text:style-name="T2"></text:span><text:span text:style-name="T6"></text:span><text:span text:style-name="T12">ந்‌</text:span><text:span text:style-name="T6"></text:span></text:p>
          </table:table-cell>
          <table:table-cell table:style-name="Table2.A1" office:value-type="string">
            <text:p text:style-name="P1"><text:span text:style-name="T6"></text:span><text:span text:style-name="T2"></text:span><text:span text:style-name="T8"></text:span><text:span text:style-name="T15">u</text:span><text:span text:style-name="T11"> </text:span></text:p>
          </table:table-cell>
          <table:table-cell table:style-name="Table2.A1" office:value-type="string">
            <text:p text:style-name="P1"><text:span text:style-name="T2"></text:span><text:span text:style-name="T4"></text:span><text:span text:style-name="T8"></text:span><text:span text:style-name="T11">ண்</text:span></text:p>
          </table:table-cell>
          <table:table-cell table:style-name="Table2.A1" office:value-type="string">
            <text:p text:style-name="P1"><text:span text:style-name="T2"></text:span><text:span text:style-name="T8"></text:span><text:span text:style-name="T11">ஞ்</text:span></text:p>
          </table:table-cell>
          <table:table-cell table:style-name="Table2.G1" office:value-type="string">
            <text:p text:style-name="P1"><text:span text:style-name="T2"></text:span><text:span text:style-name="T8"></text:span><text:span text:style-name="T11">ங்</text:span></text:p>
          </table:table-cell>
        </table:table-row>
        <table:table-row table:style-name="Table2.1">
          <table:table-cell table:style-name="Table2.A1" office:value-type="string">
            <text:p text:style-name="P1">Fricative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><text:span text:style-name="T2"></text:span><text:span text:style-name="T6"></text:span><text:span text:style-name="T12">ஸ்</text:span></text:p>
          </table:table-cell>
          <table:table-cell table:style-name="Table2.A1" office:value-type="string">
            <text:p text:style-name="P1"><text:span text:style-name="T6"></text:span><text:span text:style-name="T14">x</text:span><text:span text:style-name="T6"> </text:span></text:p>
          </table:table-cell>
          <table:table-cell table:style-name="Table2.A1" office:value-type="string">
            <text:p text:style-name="P3"/>
          </table:table-cell>
          <table:table-cell table:style-name="Table2.G1" office:value-type="string">
            <text:p text:style-name="P1"><text:span text:style-name="T2"></text:span><text:span text:style-name="T8"></text:span><text:span text:style-name="T11">ஹ்</text:span></text:p>
          </table:table-cell>
        </table:table-row>
        <table:table-row table:style-name="Table2.1">
          <table:table-cell table:style-name="Table2.A1" office:value-type="string">
            <text:p text:style-name="P1">Vibrant flap</text:p>
            <text:p text:style-name="Table_20_Normal1">Laterals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><text:span text:style-name="T2"></text:span><text:span text:style-name="T12">ற்</text:span><text:span text:style-name="T6"></text:span></text:p>
            <text:p text:style-name="Table_20_Normal1"><text:span text:style-name="T6"></text:span><text:span text:style-name="T14">p</text:span><text:span text:style-name="T10"> </text:span></text:p>
          </table:table-cell>
          <table:table-cell table:style-name="Table2.A1" office:value-type="string">
            <text:p text:style-name="P1"><text:span text:style-name="T2"></text:span><text:span text:style-name="T8"></text:span><text:span text:style-name="T11">ர்‌</text:span></text:p>
          </table:table-cell>
          <table:table-cell table:style-name="Table2.A1" office:value-type="string">
            <text:p text:style-name="P1"><text:span text:style-name="T2"></text:span><text:span text:style-name="T6"></text:span><text:span text:style-name="T9">ள் </text:span><text:span text:style-name="T5"></text:span><text:span text:style-name="T8"></text:span><text:span text:style-name="T15">r</text:span><text:span text:style-name="T11"> </text:span></text:p>
          </table:table-cell>
          <table:table-cell table:style-name="Table2.A1" office:value-type="string">
            <text:p text:style-name="P3"/>
          </table:table-cell>
          <table:table-cell table:style-name="Table2.G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">Semi Vowels</text:p>
          </table:table-cell>
          <table:table-cell table:style-name="Table2.A1" office:value-type="string">
            <text:p text:style-name="P1"><text:span text:style-name="T2"></text:span><text:span text:style-name="T6"></text:span><text:span text:style-name="T13">வ்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><text:span text:style-name="T2"></text:span><text:span text:style-name="T8"></text:span><text:span text:style-name="T11">ய்</text:span></text:p>
          </table:table-cell>
          <table:table-cell table:style-name="Table2.G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M ThiruValluvar1" svg:font-family="'TAM ThiruValluvar'" style:font-charset="x-symbol"/>
    <style:font-face style:name="SILDoulos IPA93" svg:font-family="'SILDoulos IPA93'" style:font-pitch="variable" style:font-charset="x-symbol"/>
    <style:font-face style:name="SILSophia IPA93" svg:font-family="'SILSophia IPA93'" style:font-pitch="variable" style:font-charset="x-symbol"/>
    <style:font-face style:name="TAM ThiruValluvar" svg:font-family="'TAM ThiruValluvar'" style:font-pitch="variable" style:font-charset="x-symbol"/>
    <style:font-face style:name="Mangal1" svg:font-family="Mangal"/>
    <style:font-face style:name="Latha" svg:font-family="Lath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_20_body_20_indent" style:display-name="Text body indent" style:family="paragraph" style:parent-style-name="Standard" style:class="text" style:master-page-name="">
      <style:paragraph-properties fo:margin-left="0.6in" fo:margin-right="0.6in" fo:line-height="100%" fo:text-align="justify" style:justify-single-word="false" fo:text-indent="0in" style:auto-text-indent="false" style:page-number="auto" style:shadow="none">
        <style:tab-stops/>
      </style:paragraph-properties>
      <style:text-properties fo:color="#000000" fo:language="en" fo:country="GB"/>
    </style:style>
    <style:style style:name="Table_20_Normal1" style:display-name="Table Normal1" style:family="paragraph" style:parent-style-name="Standard" style:master-page-name="">
      <style:paragraph-properties fo:margin-left="0in" fo:margin-right="0in" fo:margin-top="0.0138in" fo:margin-bottom="0.0138in" fo:line-height="100%" fo:keep-together="auto" fo:orphans="2" fo:widows="2" fo:text-indent="0in" style:auto-text-indent="false" style:page-number="auto" fo:keep-with-next="always"/>
      <style:text-properties fo:font-size="12pt" fo:language="en" fo:country="GB" style:font-size-asian="14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ornelsen</meta:initial-creator>
    <meta:creation-date>2011-12-19T14:59:12.46</meta:creation-date>
    <dc:date>2011-12-19T19:17:27.34</dc:date>
    <dc:creator>Jim Kornelsen</dc:creator>
    <meta:editing-duration>PT14M13S</meta:editing-duration>
    <meta:editing-cycles>4</meta:editing-cycles>
    <meta:generator>OpenOffice.org/3.3$Win32 OpenOffice.org_project/330m20$Build-9567</meta:generator>
    <meta:document-statistic meta:table-count="1" meta:image-count="0" meta:object-count="0" meta:page-count="1" meta:paragraph-count="39" meta:word-count="233" meta:character-count="478"/>
  </office:meta>
</office:document-meta>
</file>